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072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492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32.652pt" style:use-optimal-column-width="true"/>
    </style:style>
    <style:style style:name="ACOL-24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 table:number-columns-repeated="2"/>
        <table:table-column table:default-cell-style-name="ACE-1" table:style-name="ACOL-17" table:number-columns-repeated="44"/>
        <table:table-column table:style-name="ACOL-6" table:number-columns-repeated="64"/>
        <table:table-column table:style-name="ACOL-0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Q1];[.I$1:.I$1048576];0)" office:value-type="float" office:value="45">
            <text:p>45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Q2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Q3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Q4];[.I$1:.I$1048576];0)" office:value-type="float" office:value="97">
            <text:p>97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Q5];[.I$1:.I$1048576];0)" office:value-type="float" office:value="98">
            <text:p>9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Q6];[.I$1:.I$1048576];0)" office:value-type="float" office:value="50">
            <text:p>5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Q7];[.I$1:.I$1048576];0)" office:value-type="float" office:value="36">
            <text:p>3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Q8];[.I$1:.I$1048576];0)" office:value-type="float" office:value="72">
            <text:p>7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Q9];[.I$1:.I$1048576];0)" office:value-type="float" office:value="22">
            <text:p>2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Q10];[.I$1:.I$1048576];0)" office:value-type="float" office:value="23">
            <text:p>2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Q11];[.I$1:.I$1048576];0)" office:value-type="float" office:value="94">
            <text:p>9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Q12];[.I$1:.I$1048576];0)" office:value-type="float" office:value="94">
            <text:p>9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Q13];[.I$1:.I$1048576];0)" office:value-type="float" office:value="47">
            <text:p>4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Q14];[.I$1:.I$1048576];0)" office:value-type="float" office:value="49">
            <text:p>4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Q15];[.I$1:.I$1048576];0)" office:value-type="float" office:value="85">
            <text:p>85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Q16];[.I$1:.I$1048576];0)" office:value-type="float" office:value="38">
            <text:p>3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Q17];[.I$1:.I$1048576];0)" office:value-type="float" office:value="91">
            <text:p>91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Q18];[.I$1:.I$1048576];0)" office:value-type="float" office:value="34">
            <text:p>3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nbc</text:p>
          </table:table-cell>
          <table:table-cell table:style-name="ACE-4" office:value-type="string">
            <text:p>power transformer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8570000000000004">
            <text:p>0.8857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83560000000000001">
            <text:p>0.8356</text:p>
          </table:table-cell>
          <table:table-cell table:style-name="ACE-4" office:value-type="float" office:value="0.66559999999999997">
            <text:p>0.6656</text:p>
          </table:table-cell>
          <table:table-cell table:style-name="ACE-4" office:value-type="float" office:value="0.63790000000000002">
            <text:p>0.6379</text:p>
          </table:table-cell>
          <table:table-cell table:style-name="ACE-4" office:value-type="float" office:value="0.156">
            <text:p>0.156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Q19];[.I$1:.I$1048576];0)" office:value-type="float" office:value="99">
            <text:p>9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Q20];[.I$1:.I$1048576];0)" office:value-type="float" office:value="70">
            <text:p>7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7849999999999995">
            <text:p>0.8785</text:p>
          </table:table-cell>
          <table:table-cell table:style-name="ACE-4" office:value-type="float" office:value="0.8468">
            <text:p>0.846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6320000000000001">
            <text:p>0.6632</text:p>
          </table:table-cell>
          <table:table-cell table:style-name="ACE-4" office:value-type="float" office:value="0.63119999999999998">
            <text:p>0.6312</text:p>
          </table:table-cell>
          <table:table-cell table:style-name="ACE-4" office:value-type="float" office:value="0.14219999999999999">
            <text:p>0.1422</text:p>
          </table:table-cell>
          <table:table-cell table:style-name="ACE-4" office:value-type="float" office:value="0.4854">
            <text:p>0.485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347">
            <text:p>0.834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5569999999999995">
            <text:p>0.6557</text:p>
          </table:table-cell>
          <table:table-cell table:style-name="ACE-1" office:value-type="float" office:value="0.6129">
            <text:p>0.6129</text:p>
          </table:table-cell>
          <table:table-cell table:style-name="ACE-1" office:value-type="float" office:value="0.14419999999999999">
            <text:p>0.1442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50f03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448">
            <text:p>0.8448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4490000000000003">
            <text:p>0.6449</text:p>
          </table:table-cell>
          <table:table-cell table:style-name="ACE-1" office:value-type="float" office:value="0.60740000000000005">
            <text:p>0.6074</text:p>
          </table:table-cell>
          <table:table-cell table:style-name="ACE-1" office:value-type="float" office:value="0.1105">
            <text:p>0.1105</text:p>
          </table:table-cell>
          <table:table-cell table:style-name="ACE-1" office:value-type="float" office:value="0.57140000000000002">
            <text:p>0.571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ca05e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78200000000000003">
            <text:p>0.782</text:p>
          </table:table-cell>
          <table:table-cell table:style-name="ACE-1" office:value-type="float" office:value="0.93689999999999996">
            <text:p>0.9369</text:p>
          </table:table-cell>
          <table:table-cell table:style-name="ACE-1" office:value-type="float" office:value="0.60270000000000001">
            <text:p>0.6027</text:p>
          </table:table-cell>
          <table:table-cell table:style-name="ACE-1" office:value-type="float" office:value="0.58989999999999998">
            <text:p>0.5899</text:p>
          </table:table-cell>
          <table:table-cell table:style-name="ACE-1" office:value-type="float" office:value="0.56259999999999999">
            <text:p>0.5626</text:p>
          </table:table-cell>
          <table:table-cell table:style-name="ACE-1" office:value-type="float" office:value="0.14249999999999999">
            <text:p>0.1425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rf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0.59640000000000004">
            <text:p>0.5964</text:p>
          </table:table-cell>
          <table:table-cell table:style-name="ACE-4" office:value-type="float" office:value="0.1071">
            <text:p>0.1071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gbc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478">
            <text:p>0.8478</text:p>
          </table:table-cell>
          <table:table-cell table:style-name="ACE-6" office:value-type="float" office:value="0.82679999999999998">
            <text:p>0.8268</text:p>
          </table:table-cell>
          <table:table-cell table:style-name="ACE-6" office:value-type="float" office:value="0.94589999999999996">
            <text:p>0.9459</text:p>
          </table:table-cell>
          <table:table-cell table:style-name="ACE-6" office:value-type="float" office:value="0.6986">
            <text:p>0.6986</text:p>
          </table:table-cell>
          <table:table-cell table:style-name="ACE-6" office:value-type="float" office:value="0.68200000000000005">
            <text:p>0.682</text:p>
          </table:table-cell>
          <table:table-cell table:style-name="ACE-6" office:value-type="float" office:value="0.63619999999999999">
            <text:p>0.6362</text:p>
          </table:table-cell>
          <table:table-cell table:style-name="ACE-6" office:value-type="float" office:value="0.15010000000000001">
            <text:p>0.1501</text:p>
          </table:table-cell>
          <table:table-cell table:style-name="ACE-6" office:value-type="float" office:value="0.68600000000000005">
            <text:p>0.68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a553cb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4350000000000003">
            <text:p>0.8435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3390000000000002">
            <text:p>0.633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4019999999999999">
            <text:p>0.1402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5131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0019999999999996">
            <text:p>0.6002</text:p>
          </table:table-cell>
          <table:table-cell table:style-name="ACE-1" office:value-type="float" office:value="0.58860000000000001">
            <text:p>0.5886</text:p>
          </table:table-cell>
          <table:table-cell table:style-name="ACE-1" office:value-type="float" office:value="0.14119999999999999">
            <text:p>0.1412</text:p>
          </table:table-cell>
          <table:table-cell table:style-name="ACE-1" office:value-type="float" office:value="0.22359999999999999">
            <text:p>0.22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b2f2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2640000000000002">
            <text:p>0.8264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1230000000000004">
            <text:p>0.7123</text:p>
          </table:table-cell>
          <table:table-cell table:style-name="ACE-1" office:value-type="float" office:value="0.63219999999999998">
            <text:p>0.6322</text:p>
          </table:table-cell>
          <table:table-cell table:style-name="ACE-1" office:value-type="float" office:value="0.57909999999999995">
            <text:p>0.579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1a875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1"/>
          <table:table-cell table:style-name="ACE-2"/>
          <table:table-cell table:number-columns-repeated="107" table:style-name="ACE-1"/>
          <table:table-cell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4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4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7" table:style-name="ACE-1"/>
          <table:table-cell table:style-name="Gnumeric-default"/>
        </table:table-row>
        <table:table-row table:style-name="AROW-0" table:number-rows-repeated="1048277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3" gnm:cursor-row="59">
          <gnm:selection gnm:start-col="13" gnm:start-row="59" gnm:end-col="13" gnm:end-row="59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23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24"/>
        <table:table-column table:default-cell-style-name="ACE-11" table:style-name="ACOL-13"/>
        <table:table-column table:default-cell-style-name="ACE-11" table:style-name="ACOL-17"/>
        <table:table-column table:default-cell-style-name="ACE-11" table:style-name="ACOL-15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 table:number-columns-repeated="2"/>
        <table:table-column table:default-cell-style-name="ACE-11" table:style-name="ACOL-17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20:03:32Z</dc:date>
    <meta:editing-cycles>61</meta:editing-cycles>
    <meta:editing-duration>P1DT2H39M15S</meta:editing-duration>
    <meta:generator>gnumeric/1.12.46</meta:generator>
  </office:meta>
</office:document-meta>
</file>